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Table_20_Contents">
      <style:text-properties officeooo:paragraph-rsid="0007d180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1be7091" officeooo:paragraph-rsid="01be7091"/>
    </style:style>
    <style:style style:name="P6" style:family="paragraph" style:parent-style-name="Header">
      <style:text-properties officeooo:paragraph-rsid="01de37c9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8" style:family="paragraph" style:parent-style-name="Table_20_Main_20_Content_20_Right">
      <style:text-properties officeooo:paragraph-rsid="01cb98af"/>
    </style:style>
    <style:style style:name="P9" style:family="paragraph" style:parent-style-name="Table_20_Main_20_Content_20_Right">
      <style:text-properties officeooo:paragraph-rsid="01ce7596"/>
    </style:style>
    <style:style style:name="P10" style:family="paragraph" style:parent-style-name="Table_20_Totals_20_Header">
      <style:text-properties officeooo:paragraph-rsid="01ce7596"/>
    </style:style>
    <style:style style:name="P1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12" style:family="paragraph" style:parent-style-name="Table_20_Contents">
      <style:text-properties officeooo:rsid="01e0f364" officeooo:paragraph-rsid="01e0f364"/>
    </style:style>
    <style:style style:name="T1" style:family="text">
      <style:text-properties style:font-name="Arial2" fo:font-size="8pt" officeooo:rsid="000d9e36" style:font-size-asian="8pt" style:font-size-complex="8pt"/>
    </style:style>
    <style:style style:name="T2" style:family="text">
      <style:text-properties officeooo:rsid="01c0b690"/>
    </style:style>
    <style:style style:name="T3" style:family="text">
      <style:text-properties officeooo:rsid="01c72bed"/>
    </style:style>
    <style:style style:name="T4" style:family="text">
      <style:text-properties officeooo:rsid="01c92e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Expens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Expense 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  <text:user-field-decl office:value-type="string" office:string-value="Line Ref" text:name="py3o.l.reference"/>
        <text:user-field-decl office:value-type="string" office:string-value="Employee" text:name="py3o.o.employee_id.name"/>
        <text:user-field-decl office:value-type="string" office:string-value="Validated by" text:name="py3o.o.responsible_id.name"/>
        <text:user-field-decl office:value-type="string" office:string-value="Description Line" text:name="py3o.descline"/>
      </text:user-field-decls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Arial" fo:font-family="Arial" style:font-style-name="Normal" style:font-family-generic="swiss" style:font-pitch="variable" fo:font-size="9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10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9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8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Table_20_Main_20_Header_20_Left" style:display-name="Table Main Header Left" style:family="paragraph" style:parent-style-name="Table_20_Main_20_Header" style:master-page-name="">
      <style:paragraph-properties fo:text-align="start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rsid="01e0f364" officeooo:paragraph-rsid="01e0f364"/>
    </style:style>
    <style:style style:name="MP3" style:family="paragraph" style:parent-style-name="Table_20_Contents">
      <style:text-properties officeooo:paragraph-rsid="0007d180"/>
    </style:style>
    <style:style style:name="MP4" style:family="paragraph" style:parent-style-name="Header">
      <style:text-properties officeooo:paragraph-rsid="01de37c9"/>
    </style:style>
    <style:style style:name="MT1" style:family="text">
      <style:text-properties style:font-name="Arial2" fo:font-size="8pt" officeooo:rsid="000d9e36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1.101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 table:style-name="TableLine94559116895152">
            <table:table-cell table:style-name="Tableau12.A1" office:value-type="string">
              <text:p text:style-name="MP2"/>
            </table:table-cell>
            <table:table-cell table:style-name="Tableau12.A1" office:value-type="string">
              <text:p text:style-name="MP3"/>
            </table:table-cell>
            <table:table-cell table:style-name="Tableau12.A1" office:value-type="string">
              <text:p text:style-name="MP4"><text:span text:style-name="MT1"/></text:p>
            </table:table-cell>
          </table:table-row>
        </table:table>
        <text:p text:style-name="MP1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08-30T16:25:24.843378174</dc:date>
    <meta:editing-duration>PT20H38M14S</meta:editing-duration>
    <meta:editing-cycles>486</meta:editing-cycles>
    <meta:generator>LibreOffice/6.4.7.2$Linux_X86_64 LibreOffice_project/40$Build-2</meta:generator>
    <meta:document-statistic meta:table-count="1" meta:image-count="0" meta:object-count="0" meta:page-count="1" meta:paragraph-count="1" meta:word-count="4" meta:character-count="10" meta:non-whitespace-character-count="7"/>
  </office:meta>
</office:document-meta>
</file>